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tup fee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 parts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cil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on</text:p>
          </table:table-cell>
          <table:table-cell office:value-type="currency" office:currency="USD" office:value="-7" calcext:value-type="currency">
            <text:p>-$7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ts</text:p>
          </table:table-cell>
          <table:table-cell office:value-type="currency" office:currency="USD" office:value="1.17" calcext:value-type="currency">
            <text:p>$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ing</text:p>
          </table:table-cell>
          <table:table-cell table:formula="of:=0.12" office:value-type="currency" office:currency="USD" office:value="0.12" calcext:value-type="currency">
            <text:p>$0.12</text:p>
          </table:table-cell>
          <table:table-cell office:value-type="float" office:value="55" calcext:value-type="float">
            <text:p>55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B qty</text:p>
          </table:table-cell>
          <table:table-cell/>
          <table:table-cell office:value-type="string" calcext:value-type="string">
            <text:p>Total cost</text:p>
          </table:table-cell>
          <table:table-cell office:value-type="string" calcext:value-type="string">
            <text:p>Cost/PC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1" table:formula="of:=[.B10]+SUM([.B$1:.B$3])+[.A10]*SUM([.B$6:.B$7])" office:value-type="currency" office:currency="USD" office:value="19.95" calcext:value-type="currency">
            <text:p>$19.95</text:p>
          </table:table-cell>
          <table:table-cell table:style-name="ce1" table:formula="of:=[.C10]/[.A10]" office:value-type="currency" office:currency="USD" office:value="3.99" calcext:value-type="currency">
            <text:p>$3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5" calcext:value-type="currency">
            <text:p>$5.00</text:p>
          </table:table-cell>
          <table:table-cell table:style-name="ce1" table:formula="of:=[.B11]+SUM([.B$1:.B$4])+[.A11]*SUM([.B$6:.B$7])" office:value-type="currency" office:currency="USD" office:value="22.4" calcext:value-type="currency">
            <text:p>$22.40</text:p>
          </table:table-cell>
          <table:table-cell table:style-name="ce1" table:formula="of:=[.C11]/[.A11]" office:value-type="currency" office:currency="USD" office:value="2.24" calcext:value-type="currency">
            <text:p>$2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currency" office:currency="USD" office:value="14.1" calcext:value-type="currency">
            <text:p>$14.10</text:p>
          </table:table-cell>
          <table:table-cell table:style-name="ce1" table:formula="of:=[.B12]+SUM([.B$1:.B$4])+[.A12]*SUM([.B$6:.B$7])" office:value-type="currency" office:currency="USD" office:value="37.95" calcext:value-type="currency">
            <text:p>$37.95</text:p>
          </table:table-cell>
          <table:table-cell table:style-name="ce1" table:formula="of:=[.C12]/[.A12]" office:value-type="currency" office:currency="USD" office:value="2.53" calcext:value-type="currency">
            <text:p>$2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USD" office:value="17.4" calcext:value-type="currency">
            <text:p>$17.40</text:p>
          </table:table-cell>
          <table:table-cell table:style-name="ce1" table:formula="of:=[.B13]+SUM([.B$1:.B$4])+[.A13]*SUM([.B$6:.B$7])" office:value-type="currency" office:currency="USD" office:value="47.7" calcext:value-type="currency">
            <text:p>$47.70</text:p>
          </table:table-cell>
          <table:table-cell table:style-name="ce1" table:formula="of:=[.C13]/[.A13]" office:value-type="currency" office:currency="USD" office:value="2.385" calcext:value-type="currency">
            <text:p>$2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currency" office:currency="USD" office:value="20.8" calcext:value-type="currency">
            <text:p>$20.80</text:p>
          </table:table-cell>
          <table:table-cell table:style-name="ce1" table:formula="of:=[.B14]+SUM([.B$1:.B$4])+[.A14]*SUM([.B$6:.B$7])" office:value-type="currency" office:currency="USD" office:value="57.55" calcext:value-type="currency">
            <text:p>$57.55</text:p>
          </table:table-cell>
          <table:table-cell table:style-name="ce1" table:formula="of:=[.C14]/[.A14]" office:value-type="currency" office:currency="USD" office:value="2.302" calcext:value-type="currency">
            <text:p>$2.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currency" office:currency="USD" office:value="24.1" calcext:value-type="currency">
            <text:p>$24.10</text:p>
          </table:table-cell>
          <table:table-cell table:style-name="ce1" table:formula="of:=[.B15]+SUM([.B$1:.B$4])+[.A15]*SUM([.B$6:.B$7])" office:value-type="currency" office:currency="USD" office:value="67.3" calcext:value-type="currency">
            <text:p>$67.30</text:p>
          </table:table-cell>
          <table:table-cell table:style-name="ce1" table:formula="of:=[.C15]/[.A15]" office:value-type="currency" office:currency="USD" office:value="2.24333333333333" calcext:value-type="currency">
            <text:p>$2.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currency" office:currency="USD" office:value="36.3" calcext:value-type="currency">
            <text:p>$36.30</text:p>
          </table:table-cell>
          <table:table-cell table:style-name="ce1" table:formula="of:=[.B16]+SUM([.B$1:.B$4])+[.A16]*SUM([.B$6:.B$7])" office:value-type="currency" office:currency="USD" office:value="105.3" calcext:value-type="currency">
            <text:p>$105.30</text:p>
          </table:table-cell>
          <table:table-cell table:style-name="ce1" table:formula="of:=[.C16]/[.A16]" office:value-type="currency" office:currency="USD" office:value="2.106" calcext:value-type="currency">
            <text:p>$2.11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15:00.170160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6:00:06.006863281</meta:creation-date>
    <dc:date>2020-03-09T15:15:13.193275997</dc:date>
    <meta:editing-duration>PT1H9M59S</meta:editing-duration>
    <meta:editing-cycles>5</meta:editing-cycles>
    <meta:generator>LibreOffice/6.2.7.1$Linux_X86_64 LibreOffice_project/23edc44b61b830b7d749943e020e96f5a7df63bf</meta:generator>
    <meta:document-statistic meta:table-count="1" meta:cell-count="45" meta:object-count="0"/>
  </office:meta>
</office:document-meta>
</file>